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Shalom Bhooshi</text:p>
      <text:p text:style-name="Author"><text:span text:style-name="T13">l:</text:span> <text:a xlink:type="simple" xlink:href="https://uk.linkedin.com/in/shalombhooshi" office:name=""><text:span text:style-name="Definition">uk.linkedin.com/in/shalombhooshi</text:span></text:a></text:p>
      <text:h text:style-name="Heading_20_3" text:outline-level="3">Professional Experience</text:h>
      <text:p text:style-name="First_20_paragraph"><text:span text:style-name="T17">Oct</text:span><text:span text:style-name="T18"> </text:span><text:span text:style-name="T19">2015</text:span><text:span text:style-name="T20"> </text:span><text:span text:style-name="T21">-</text:span><text:span text:style-name="T22"> </text:span><text:span text:style-name="T23">Present</text:span> • <text:a xlink:type="simple" xlink:href="https://boxdice.com.au" office:name=""><text:span text:style-name="Definition"><text:span text:style-name="T24">Box+Dice</text:span></text:span></text:a> • Bratislava, Slovakia</text:p>
      <text:p text:style-name="Text_20_body">Box+Dice provide a unique CRM platform for real estate businesses to manage property portfolios, marketing and lead management, sales and accounting, portal integrations, etc in realtime. With over 250 businesses as clients across Australia and New Zealand, Box+Dice leverages in-house and customer domain expertise along with cutting-edge software and cloud technologies to deliver innovative solutions.</text:p>
      <text:p text:style-name="Text_20_body"><text:span text:style-name="T25">Senior</text:span><text:span text:style-name="T26"> </text:span><text:span text:style-name="T27">Systems</text:span><text:span text:style-name="T28"> </text:span><text:span text:style-name="T29">Engineer,</text:span><text:span text:style-name="T30"> </text:span><text:span text:style-name="T31">Site</text:span><text:span text:style-name="T32"> </text:span><text:span text:style-name="T33">Reliability</text:span><text:span text:style-name="T34"> </text:span><text:span text:style-name="T35">Engineering</text:span></text:p>
      <text:p text:style-name="Text_20_body"><text:span text:style-name="T36">Skills</text:span><text:span text:style-name="T37"> </text:span><text:span text:style-name="T38">:</text:span> Amazon ec2/AWS, XenServer/Xen, KVM, Docker • Debian/CentOS Linux • nginx, CloudFlare, CloudFront • MySQL/MariaDB, Postgresql, ElasticSearch, RabbitMQ, Redis • git, Github, Jenkins • Ansible, Bash, Ruby • CloudWatch, Icinga • JIRA, Kanban, Mentoring</text:p>
      <text:list text:style-name="L1">
        <text:list-item>
          <text:p text:style-name="P1">Lead systems engineer managing site reliability engineering; systems analysis, design and development, improving platform availability and operating procedures, SysOps.</text:p>
        </text:list-item>
        <text:list-item>
          <text:p text:style-name="P1">Delivering on projects to modernize infrastructure, lift-and-shift platform services to public cloud (AWS), improving utilization, efficiency, security and TechOps.</text:p>
        </text:list-item>
        <text:list-item>
          <text:p text:style-name="P1">Working in cross-functional contexts with Quality Engineering and Operations; improving CI/CD processes, communications, testing, DevOps.</text:p>
        </text:list-item>
        <text:list-item>
          <text:p text:style-name="P1">Involved in defining and project managing systems strategy, participating in executive committee decision making, cost management, hiring, mentoring.</text:p>
        </text:list-item>
      </text:list>
      <text:p text:style-name="First_20_paragraph"><text:span text:style-name="T39">Jul</text:span><text:span text:style-name="T40"> </text:span><text:span text:style-name="T41">2010</text:span><text:span text:style-name="T42"> </text:span><text:span text:style-name="T43">-</text:span><text:span text:style-name="T44"> </text:span><text:span text:style-name="T45">Aug</text:span><text:span text:style-name="T46"> </text:span><text:span text:style-name="T47">2015</text:span> • <text:a xlink:type="simple" xlink:href="https://www.citrix.com/" office:name=""><text:span text:style-name="Definition"><text:span text:style-name="T48">Citrix</text:span><text:span text:style-name="T49"> </text:span><text:span text:style-name="T50">Systems</text:span><text:span text:style-name="T51"> </text:span><text:span text:style-name="T52">UK</text:span><text:span text:style-name="T53"> </text:span><text:span text:style-name="T54">Ltd</text:span></text:span></text:a> • Cambridge, United Kingdom</text:p>
      <text:p text:style-name="Text_20_body">Citrix solutions power business mobility through secure, mobile workspaces that provide people with instant access to apps, desktops, data and communications on any device, over any network and cloud. With annual revenue in 2014 of $3.14 billion, Citrix solutions are in use at more than 400,000 organizations and by over 100 million users globally.</text:p>
      <text:p text:style-name="Text_20_body"><text:span text:style-name="T55">Senior</text:span><text:span text:style-name="T56"> </text:span><text:span text:style-name="T57">Software</text:span><text:span text:style-name="T58"> </text:span><text:span text:style-name="T59">Engineer</text:span><text:span text:style-name="T60"> </text:span><text:span text:style-name="T61">in</text:span><text:span text:style-name="T62"> </text:span><text:span text:style-name="T63">Test,</text:span><text:span text:style-name="T64"> </text:span><text:span text:style-name="T65">Quality</text:span><text:span text:style-name="T66"> </text:span><text:span text:style-name="T67">Assurance</text:span>, Enterprise Desktop and Apps.</text:p>
      <text:p text:style-name="Text_20_body"><text:span text:style-name="T68">Skills</text:span><text:span text:style-name="T69"> </text:span><text:span text:style-name="T70">:</text:span> Citrix CloudStack/CloudPlatform • XenServer/Hyper-V/ESX • Citrix XenDesktop • Windows Server 2008/2012/2016 • Windows XP/Vista/7/8/8.x/10 • SQL Server 2008/2012 • Debian/CentOS Linux • Puppetlabs Razor/iPXE • PowerShell • Perl, Bash, Ruby • Dell Compellent • HP StorageWorks * Cisco Nexus, 2960s/g/x • HP Prioliant, Dell PowerEdge</text:p>
      <text:list text:style-name="L2">
        <text:list-item>
          <text:p text:style-name="P2">Systems Architect/DevOps Engineer of the private IaaS cloud (based on <text:a xlink:type="simple" xlink:href="ttps://cloudstack.apache.org/" office:name=""><text:span text:style-name="Definition">Apache CloudStack</text:span></text:a>/<text:a xlink:type="simple" xlink:href="https://www.citrix.com/products/xenserver/" office:name=""><text:span text:style-name="Definition">XenServer</text:span></text:a>) used as a self-service deployment platform to facilitate Dev/QA activities of 65+ internal teams.</text:p>
        </text:list-item>
        <text:list-item>
          <text:p text:style-name="P2">Building DevOps strategies around the provisioning of cloud offerings, automating OS installs on baremetal, provisioning hypervisors, storage, networking, VMs, applications and test profiles.</text:p>
        </text:list-item>
        <text:list-item>
          <text:p text:style-name="P2">Solving and automating virtual machine image creation and cataloguing strategies for 800+ Windows (Desktop, Server, SQL) and Enterprise Linux (SuSe, RHEL, Ubuntu) OS combinations.</text:p>
        </text:list-item>
        <text:list-item>
          <text:p text:style-name="P2">Member of the core automation team whose remit it is to develop and support the internal test automation framework that underpins quality assurance strategies of the <text:a xlink:type="simple" xlink:href="https://www.citrix.com/solutions/desktop-virtualization/overview.html" office:name=""><text:span text:style-name="Definition">Citrix Desktop and App virtualization</text:span></text:a> suites. Lead developer for the Perl components of the framework to support testing Linux and Mac end-points.</text:p>
        </text:list-item>
        <text:list-item>
          <text:p text:style-name="P2">Other activities included technical support, triage and troubleshooting of, often complex, issues in infrastructure and test environments; application of agile methodologies to evolve both code and infrastructure, setting up the infrastructure for customer demos/roadshows e.g. <text:a xlink:type="simple" xlink:href="http://www.citrixsummit.com/" office:name=""><text:span text:style-name="Definition">Citrix Summit</text:span></text:a>, procurement and lifecycle maintenance of hardware and software, technical training, etc.</text:p>
        </text:list-item>
      </text:list>
      <text:p text:style-name="First_20_paragraph"><text:span text:style-name="T71">May</text:span><text:span text:style-name="T72"> </text:span><text:span text:style-name="T73">2007</text:span><text:span text:style-name="T74"> </text:span><text:span text:style-name="T75">-</text:span><text:span text:style-name="T76"> </text:span><text:span text:style-name="T77">Dec</text:span><text:span text:style-name="T78"> </text:span><text:span text:style-name="T79">2007</text:span> • <text:span text:style-name="T80">Crystal</text:span><text:span text:style-name="T81"> </text:span><text:span text:style-name="T82">Amusements</text:span><text:span text:style-name="T83"> </text:span><text:span text:style-name="T84">Ltd</text:span> • Leicester Square, London, United Kingdom</text:p>
      <text:p text:style-name="Text_20_body"><text:span text:style-name="T85">Support</text:span><text:span text:style-name="T86"> </text:span><text:span text:style-name="T87">Engineer/Systems</text:span><text:span text:style-name="T88"> </text:span><text:span text:style-name="T89">Administrator</text:span></text:p>
      <text:p text:style-name="Text_20_body"><text:span text:style-name="T90">Skills</text:span><text:span text:style-name="T91"> </text:span><text:span text:style-name="T92">:</text:span> Hardware/Software Administration and Troubleshooting, Staging and Rollouts, Network Administration - NetGear Switching, DHCP/DNS, Caching Proxies, Windows XP/2003, Linux, Norton Ghost, Customer Support.</text:p>
      <text:list text:style-name="L3">
        <text:list-item>
          <text:p text:style-name="P3">Responsible for the technical operations of 90+ internet kiosks, printing solutions.</text:p>
        </text:list-item>
      </text:list>
      <text:p text:style-name="First_20_paragraph"><text:span text:style-name="T93">Jan</text:span><text:span text:style-name="T94"> </text:span><text:span text:style-name="T95">2007</text:span><text:span text:style-name="T96"> </text:span><text:span text:style-name="T97">-</text:span><text:span text:style-name="T98"> </text:span><text:span text:style-name="T99">May</text:span><text:span text:style-name="T100"> </text:span><text:span text:style-name="T101">2007</text:span> • <text:a xlink:type="simple" xlink:href="http://sterlinglimousines.co.uk/" office:name=""><text:span text:style-name="Definition"><text:span text:style-name="T102">Sterling</text:span><text:span text:style-name="T103"> </text:span><text:span text:style-name="T104">Limousines</text:span><text:span text:style-name="T105"> </text:span><text:span text:style-name="T106">(UK)</text:span><text:span text:style-name="T107"> </text:span><text:span text:style-name="T108">Ltd</text:span></text:span></text:a> • Richmond, Surrey, United Kingdom</text:p>
      <text:p text:style-name="Text_20_body"><text:span text:style-name="T109">LAMP</text:span><text:span text:style-name="T110"> </text:span><text:span text:style-name="T111">Developer,</text:span><text:span text:style-name="T112"> </text:span><text:span text:style-name="T113">Perl/PostGres</text:span></text:p>
      <text:p text:style-name="Text_20_body"><text:span text:style-name="T114">Skills</text:span><text:span text:style-name="T115"> </text:span><text:span text:style-name="T116">:</text:span> Perl, Apache/mod_perl, Postgresql 8, Debian Linux, xHTML, CSS, Prototype JS, Bash, Mercurial</text:p>
      <text:list text:style-name="L4">
        <text:list-item>
          <text:p text:style-name="P4">Developed an online presence and booking system for integration with other management systems.</text:p>
        </text:list-item>
      </text:list>
      <text:p text:style-name="First_20_paragraph"><text:span text:style-name="T117">Aug</text:span><text:span text:style-name="T118"> </text:span><text:span text:style-name="T119">2002</text:span><text:span text:style-name="T120"> </text:span><text:span text:style-name="T121">-</text:span><text:span text:style-name="T122"> </text:span><text:span text:style-name="T123">Oct</text:span><text:span text:style-name="T124"> </text:span><text:span text:style-name="T125">2006</text:span> • <text:span text:style-name="T126">Freelance</text:span><text:span text:style-name="T127"> </text:span><text:span text:style-name="T128">IT</text:span><text:span text:style-name="T129"> </text:span><text:span text:style-name="T130">Engineer</text:span> • Greater London Area, United Kingdom</text:p>
      <text:p text:style-name="Text_20_body"><text:span text:style-name="T131">IT</text:span><text:span text:style-name="T132"> </text:span><text:span text:style-name="T133">Contractor</text:span></text:p>
      <text:p text:style-name="Text_20_body"><text:span text:style-name="T134">Skills</text:span><text:span text:style-name="T135"> </text:span><text:span text:style-name="T136">:</text:span> Enterprise workstation migrations, LAN Design and Implementation, Hardware/Software roll-outs, Single-Page websites/DTP, Windows XP/2003, Active Directory.</text:p>
      <text:list text:style-name="L5">
        <text:list-item>
          <text:p text:style-name="P5">Freelance engineer and developer of bespoke IT solutions, providing consultancy and support for small business (estate agents, solicitors, accountants, etc).</text:p>
        </text:list-item>
      </text:list>
      <text:h text:style-name="Heading_20_3" text:outline-level="3">Technical Experience</text:h>
      <text:p text:style-name="Definition_20_Term_20_Tight">Scripting</text:p>
      <text:p text:style-name="Definition_20_Definition_20_Tight"><text:a xlink:type="simple" xlink:href="https://www.gnu.org/software/bash/" office:name=""><text:span text:style-name="Definition">Bash</text:span></text:a>/<text:a xlink:type="simple" xlink:href="http://pubs.opengroup.org/onlinepubs/009695399/utilities/xcu_chap02.html" office:name=""><text:span text:style-name="Definition">POSIX Shell</text:span></text:a>, <text:a xlink:type="simple" xlink:href="https://www.perl.org/" office:name=""><text:span text:style-name="Definition">Perl</text:span></text:a>, <text:a xlink:type="simple" xlink:href="https://en.wikipedia.org/wiki/Windows_PowerShell" office:name=""><text:span text:style-name="Definition">Powershell</text:span></text:a>/<text:a xlink:type="simple" xlink:href="http://www.microsoft.com/net" office:name=""><text:span text:style-name="Definition">.NET</text:span></text:a>, <text:a xlink:type="simple" xlink:href="https://www.ruby-lang.org/en/" office:name=""><text:span text:style-name="Definition">Ruby</text:span></text:a>, <text:a xlink:type="simple" xlink:href="https://www.python.org/" office:name=""><text:span text:style-name="Definition">Python</text:span></text:a>, <text:a xlink:type="simple" xlink:href="http://www.ecmascript.org/" office:name=""><text:span text:style-name="Definition">Javascript</text:span></text:a>, <text:a xlink:type="simple" xlink:href="https://perl6.org/" office:name=""><text:span text:style-name="Definition">Perl6</text:span></text:a>, <text:a xlink:type="simple" xlink:href="https://en.wikipedia.org/wiki/Java_(programming_language)" office:name=""><text:span text:style-name="Definition">Java</text:span></text:a>, <text:a xlink:type="simple" xlink:href="http://flash-gordon.me.uk/ansi.c.txt" office:name=""><text:span text:style-name="Definition">C</text:span></text:a></text:p>
      <text:p text:style-name="Definition_20_Term_20_Tight">Markup</text:p>
      <text:p text:style-name="Definition_20_Definition_20_Tight"><text:a xlink:type="simple" xlink:href="http://json.org/" office:name=""><text:span text:style-name="Definition">JSON</text:span></text:a>, <text:a xlink:type="simple" xlink:href="http://yaml.org/" office:name=""><text:span text:style-name="Definition">YAML</text:span></text:a>, <text:a xlink:type="simple" xlink:href="http://www.w3.org/MarkUp/" office:name=""><text:span text:style-name="Definition">HTML</text:span></text:a>, <text:a xlink:type="simple" xlink:href="http://www.w3.org/TR/xhtml1/" office:name=""><text:span text:style-name="Definition">XHTML</text:span></text:a>, <text:a xlink:type="simple" xlink:href="http://www.w3.org/XML/" office:name=""><text:span text:style-name="Definition">XML</text:span></text:a>, <text:a xlink:type="simple" xlink:href="http://www.w3.org/Style/CSS/Overview.en.html" office:name=""><text:span text:style-name="Definition">CSS</text:span></text:a></text:p>
      <text:p text:style-name="Definition_20_Term_20_Tight">Operating Systems</text:p>
      <text:p text:style-name="Definition_20_Definition_20_Tight"><text:a xlink:type="simple" xlink:href="http://www.debian.org/" office:name=""><text:span text:style-name="Definition">Debian</text:span></text:a>/<text:a xlink:type="simple" xlink:href="http://www.ubuntu.com/" office:name=""><text:span text:style-name="Definition">Ubuntu</text:span></text:a>, <text:a xlink:type="simple" xlink:href="http://www.redhat.com/en/technologies/linux-platforms/enterprise-linux" office:name=""><text:span text:style-name="Definition">RHEL</text:span></text:a>/<text:a xlink:type="simple" xlink:href="https://www.centos.org/" office:name=""><text:span text:style-name="Definition">CentOS</text:span></text:a>, <text:a xlink:type="simple" xlink:href="https://www.suse.com/products/server/" office:name=""><text:span text:style-name="Definition">SuSe</text:span></text:a>/<text:a xlink:type="simple" xlink:href="https://www.opensuse.org/" office:name=""><text:span text:style-name="Definition">OpenSuSe</text:span></text:a>, <text:a xlink:type="simple" xlink:href="http://www.microsoft.com/en-us/server-cloud/products/windows-server-2012-r2/" office:name=""><text:span text:style-name="Definition">Microsoft Windows Server 2003/2008/2012/2016</text:span></text:a>, <text:a xlink:type="simple" xlink:href="http://www.microsoft.com/en-gb/windows" office:name=""><text:span text:style-name="Definition">Windows XP/7/8/8.x/10</text:span></text:a>, <text:a xlink:type="simple" xlink:href="http://www.freebsd.org/" office:name=""><text:span text:style-name="Definition">FreeBSD 9/10</text:span></text:a></text:p>
      <text:p text:style-name="Definition_20_Term_20_Tight">Networking</text:p>
      <text:p text:style-name="Definition_20_Definition_20_Tight"><text:a xlink:type="simple" xlink:href="https://en.wikipedia.org/wiki/Internet_protocol_suite" office:name=""><text:span text:style-name="Definition">TCP/IP</text:span></text:a> (IPv4 &amp; IPv6), <text:a xlink:type="simple" xlink:href="https://en.wikipedia.org/wiki/Domain_Name_System" office:name=""><text:span text:style-name="Definition">DNS</text:span></text:a>, <text:a xlink:type="simple" xlink:href="https://en.wikipedia.org/wiki/Dynamic_Host_Configuration_Protocol" office:name=""><text:span text:style-name="Definition">DHCP</text:span></text:a>, <text:a xlink:type="simple" xlink:href="https://www.w3.org/Protocols/" office:name=""><text:span text:style-name="Definition">HTTP</text:span></text:a>, <text:a xlink:type="simple" xlink:href="https://en.wikipedia.org/wiki/Lightweight_Directory_Access_Protocol" office:name=""><text:span text:style-name="Definition">LDAP</text:span></text:a>, VLANs, VPNs, Cisco Routing &amp; Switching, Citrix <text:a xlink:type="simple" xlink:href="https://www.citrix.com/products/netscaler" office:name=""><text:span text:style-name="Definition">NetScaler</text:span></text:a>, NFS, Samba, iSCSI</text:p>
      <text:p text:style-name="Definition_20_Term_20_Tight">Virtualization</text:p>
      <text:p text:style-name="Definition_20_Definition_20_Tight"><text:a xlink:type="simple" xlink:href="http://www.xenproject.org/" office:name=""><text:span text:style-name="Definition">Xen</text:span></text:a>, <text:a xlink:type="simple" xlink:href="http://xenserver.org/" office:name=""><text:span text:style-name="Definition">Citrix XenServer</text:span></text:a>, <text:a xlink:type="simple" xlink:href="http://www.microsoft.com/en-us/server-cloud/solutions/virtualization.aspx" office:name=""><text:span text:style-name="Definition">Microsoft Hyper-V</text:span></text:a>, <text:a xlink:type="simple" xlink:href="https://www.virtualbox.org/" office:name=""><text:span text:style-name="Definition">Oracle VirtualBox</text:span></text:a>, <text:a xlink:type="simple" xlink:href="https://www.vmware.com/products/esxi-and-esx/overview" office:name=""><text:span text:style-name="Definition">VMWare ESX</text:span></text:a>/<text:a xlink:type="simple" xlink:href="http://www.vmware.com/products/vsphere" office:name=""><text:span text:style-name="Definition">vSphere</text:span></text:a>, <text:a xlink:type="simple" xlink:href="https://www.docker.com/" office:name=""><text:span text:style-name="Definition">docker</text:span></text:a></text:p>
      <text:p text:style-name="Definition_20_Term_20_Tight">Cloud</text:p>
      <text:p text:style-name="Definition_20_Definition_20_Tight"><text:a xlink:type="simple" xlink:href="https://aws.amazon.com/ec2/" office:name=""><text:span text:style-name="Definition">Amazon ec2</text:span></text:a>/<text:a xlink:type="simple" xlink:href="https://aws.amazon.com/" office:name=""><text:span text:style-name="Definition">AWS</text:span></text:a>, <text:a xlink:type="simple" xlink:href="http://cloudstack.apache.org/" office:name=""><text:span text:style-name="Definition">Apache Cloudstack</text:span></text:a>, <text:a xlink:type="simple" xlink:href="https://www.citrix.com/products/cloudplatform/overview.html" office:name=""><text:span text:style-name="Definition">Citrix CloudPlatform</text:span></text:a>, <text:a xlink:type="simple" xlink:href="https://www.digitalocean.com/" office:name=""><text:span text:style-name="Definition">DigitalOcean</text:span></text:a>, <text:a xlink:type="simple" xlink:href="https://azure.microsoft.com/en-gb/overview/what-is-azure/" office:name=""><text:span text:style-name="Definition">Microsoft Azure</text:span></text:a></text:p>
      <text:p text:style-name="Definition_20_Term_20_Tight">Databases</text:p>
      <text:p text:style-name="Definition_20_Definition_20_Tight"><text:a xlink:type="simple" xlink:href="https://www.elastic.co/" office:name=""><text:span text:style-name="Definition">Elasticsearch</text:span></text:a>, <text:a xlink:type="simple" xlink:href="http://couchdb.apache.org/" office:name=""><text:span text:style-name="Definition">CouchDB</text:span></text:a>, <text:a xlink:type="simple" xlink:href="http://mariadb.org/" office:name=""><text:span text:style-name="Definition">MariaDB</text:span></text:a> 10/<text:a xlink:type="simple" xlink:href="http://www.mysql.com/why-mysql/" office:name=""><text:span text:style-name="Definition">MySQL</text:span></text:a> 5, <text:a xlink:type="simple" xlink:href="http://sqlite.org/" office:name=""><text:span text:style-name="Definition">SQLite 3</text:span></text:a>, <text:a xlink:type="simple" xlink:href="http://www.postgresql.org/" office:name=""><text:span text:style-name="Definition">Postgres 8/9</text:span></text:a>, <text:a xlink:type="simple" xlink:href="http://www.microsoft.com/en-gb/server-cloud/products/sql-server/" office:name=""><text:span text:style-name="Definition">SQL Server</text:span></text:a></text:p>
      <text:p text:style-name="Definition_20_Term_20_Tight">Monitoring</text:p>
      <text:p text:style-name="Definition_20_Definition_20_Tight">Syslog, SNMP, <text:a xlink:type="simple" xlink:href="https://www.graylog.org/" office:name=""><text:span text:style-name="Definition">Graylog</text:span></text:a>, <text:a xlink:type="simple" xlink:href="https://www.nagios.org/about/overview/" office:name=""><text:span text:style-name="Definition">Nagios</text:span></text:a>, <text:a xlink:type="simple" xlink:href="http://www.cacti.net/" office:name=""><text:span text:style-name="Definition">Cacti</text:span></text:a>, <text:a xlink:type="simple" xlink:href="https://www.elastic.co/products/logstash" office:name=""><text:span text:style-name="Definition">LogStash</text:span></text:a>, WMI, <text:a xlink:type="simple" xlink:href="https://collectd.org/" office:name=""><text:span text:style-name="Definition">Collectd</text:span></text:a>, <text:a xlink:type="simple" xlink:href="http://newrelic.com/" office:name=""><text:span text:style-name="Definition">New Relic</text:span></text:a></text:p>
      <text:p text:style-name="Definition_20_Term_20_Tight">Provisioning</text:p>
      <text:p text:style-name="Definition_20_Definition_20_Tight"><text:a xlink:type="simple" xlink:href="https://www.docker.com/" office:name=""><text:span text:style-name="Definition">Docker</text:span></text:a>, <text:a xlink:type="simple" xlink:href="https://puppetlabs.com/solutions/next-generation-provisioning" office:name=""><text:span text:style-name="Definition">Puppetlabs razor</text:span></text:a>, PXE/<text:a xlink:type="simple" xlink:href="http://ipxe.org/" office:name=""><text:span text:style-name="Definition">iPXE</text:span></text:a>, <text:a xlink:type="simple" xlink:href="https://access.redhat.com/documentation/en-US/Red_Hat_Enterprise_Linux/6/html/Installation_Guide/ch-kickstart2.html#s1-kickstart2-whatis" office:name=""><text:span text:style-name="Definition">kickstart</text:span></text:a>, <text:a xlink:type="simple" xlink:href="https://wiki.debian.org/DebianInstaller/Preseed" office:name=""><text:span text:style-name="Definition">preseed</text:span></text:a>, <text:a xlink:type="simple" xlink:href="https://technet.microsoft.com/en-us/library/cc766093(v=ws.10).aspx" office:name=""><text:span text:style-name="Definition">WinPE</text:span></text:a>, <text:a xlink:type="simple" xlink:href="http://users.suse.com/~ug/autoyast_doc/introduction.html" office:name=""><text:span text:style-name="Definition">autoyast</text:span></text:a>, <text:a xlink:type="simple" xlink:href="https://www.vagrantup.com/" office:name=""><text:span text:style-name="Definition">vagrant</text:span></text:a></text:p>
      <text:p text:style-name="Definition_20_Term_20_Tight">Config. Mgmt</text:p>
      <text:p text:style-name="Definition_20_Definition_20_Tight"><text:a xlink:type="simple" xlink:href="http://www.ansible.com/" office:name=""><text:span text:style-name="Definition">Ansible</text:span></text:a>, <text:a xlink:type="simple" xlink:href="http://whatisthor.com/" office:name=""><text:span text:style-name="Definition">Thor</text:span></text:a>, <text:a xlink:type="simple" xlink:href="https://www.chef.io/" office:name=""><text:span text:style-name="Definition">Chef</text:span></text:a>, <text:a xlink:type="simple" xlink:href="https://puppetlabs.com/puppet/puppet-enterprise" office:name=""><text:span text:style-name="Definition">Puppet</text:span></text:a>, <text:a xlink:type="simple" xlink:href="http://www.openssh.com/" office:name=""><text:span text:style-name="Definition">SSH</text:span></text:a>, <text:a xlink:type="simple" xlink:href="https://msdn.microsoft.com/en-us/library/aa384426%28v=vs.85%29.aspx?f=255&amp;MSPPError=-2147217396" office:name=""><text:span text:style-name="Definition">WinRM</text:span></text:a></text:p>
      <text:p text:style-name="Definition_20_Term_20_Tight">Source Control</text:p>
      <text:p text:style-name="Definition_20_Definition_20_Tight"><text:a xlink:type="simple" xlink:href="https://git-scm.com/" office:name=""><text:span text:style-name="Definition">git</text:span></text:a>, <text:a xlink:type="simple" xlink:href="http://www.perforce.com/" office:name=""><text:span text:style-name="Definition">Perforce</text:span></text:a>, <text:a xlink:type="simple" xlink:href="http://jungels.net/articles/diff-patch-ten-minutes.html" office:name=""><text:span text:style-name="Definition">diff/patch</text:span></text:a>, <text:a xlink:type="simple" xlink:href="https://mercurial.selenic.com/" office:name=""><text:span text:style-name="Definition">Mercural</text:span></text:a>, <text:a xlink:type="simple" xlink:href="http://www.nongnu.org/cvs/" office:name=""><text:span text:style-name="Definition">CVS</text:span></text:a>, <text:a xlink:type="simple" xlink:href="https://wiki.jenkins-ci.org/display/JENKINS/Meet+Jenkins" office:name=""><text:span text:style-name="Definition">Jenkins</text:span></text:a>, <text:a xlink:type="simple" xlink:href="http://asic-linux.com.mx/~izto/checkinstall/" office:name=""><text:span text:style-name="Definition">Checkinstall</text:span></text:a></text:p>
      <text:p text:style-name="Definition_20_Term_20_Tight">Hardware</text:p>
      <text:p text:style-name="Definition_20_Definition_20_Tight">Dell <text:a xlink:type="simple" xlink:href="http://www.dell.com/us/business/p/poweredge-rack-servers" office:name=""><text:span text:style-name="Definition">PowerEdge</text:span></text:a>, HP <text:a xlink:type="simple" xlink:href="http://www8.hp.com/us/en/products/proliant-servers/" office:name=""><text:span text:style-name="Definition">Proliant</text:span></text:a>, HP <text:a xlink:type="simple" xlink:href="http://www8.hp.com/us/en/products/servers/bladesystem/" office:name=""><text:span text:style-name="Definition">BladeSystem</text:span></text:a></text:p>
      <text:p text:style-name="Definition_20_Term_20_Tight">Storage</text:p>
      <text:p text:style-name="Definition_20_Definition_20_Tight">Dell <text:a xlink:type="simple" xlink:href="http://www.dell.com/us/business/p/dell-compellent" office:name=""><text:span text:style-name="Definition">Compellent</text:span></text:a>, <text:a xlink:type="simple" xlink:href="http://www.netapp.com/us/products/storage-systems/" office:name=""><text:span text:style-name="Definition">NetApp FS 2000</text:span></text:a>, <text:a xlink:type="simple" xlink:href="http://www8.hp.com/h20195/v2/GetHTML.aspx?docname=c04168365" office:name=""><text:span text:style-name="Definition">HP StorageWorks</text:span></text:a>, <text:a xlink:type="simple" xlink:href="https://nexenta.com/" office:name=""><text:span text:style-name="Definition">Nexenta</text:span></text:a>, <text:a xlink:type="simple" xlink:href="http://www.quadstor.com/" office:name=""><text:span text:style-name="Definition">QuadStor</text:span></text:a>, <text:a xlink:type="simple" xlink:href="http://www.netgear.com/business/products/storage/readynas/readynas-rackmount.aspx" office:name=""><text:span text:style-name="Definition">NetGear ReadyNAS</text:span></text:a></text:p>
      <text:p text:style-name="Definition_20_Term_20_Tight">Web</text:p>
      <text:p text:style-name="Definition_20_Definition_20_Tight"><text:a xlink:type="simple" xlink:href="http://nginx.org/en/" office:name=""><text:span text:style-name="Definition">nginx</text:span></text:a>, <text:a xlink:type="simple" xlink:href="http://httpd.apache.org/" office:name=""><text:span text:style-name="Definition">Apache httpd</text:span></text:a>, <text:a xlink:type="simple" xlink:href="http://rack.github.io/" office:name=""><text:span text:style-name="Definition">Rack</text:span></text:a>, <text:a xlink:type="simple" xlink:href="http://perldancer.org/" office:name=""><text:span text:style-name="Definition">Dancer2</text:span></text:a>, <text:a xlink:type="simple" xlink:href="https://en.wikipedia.org/wiki/PSGI" office:name=""><text:span text:style-name="Definition">PSGI</text:span></text:a>/<text:a xlink:type="simple" xlink:href="http://plackperl.org/" office:name=""><text:span text:style-name="Definition">Plack</text:span></text:a>, <text:a xlink:type="simple" xlink:href="https://www.opengroup.org/soa/source-book/soa/soa.htm" office:name=""><text:span text:style-name="Definition">SOA</text:span></text:a>, <text:a xlink:type="simple" xlink:href="https://www.ics.uci.edu/~fielding/pubs/dissertation/rest_arch_style.htm" office:name=""><text:span text:style-name="Definition">REST</text:span></text:a></text:p>
      <text:h text:style-name="Heading_20_3" text:outline-level="3">Education</text:h>
      <text:p text:style-name="Definition_20_Term_20_Tight"><text:span text:style-name="T137">Sep</text:span> <text:span text:style-name="T138">2008</text:span> - <text:span text:style-name="T139">May</text:span> <text:span text:style-name="T140">2010</text:span></text:p>
      <text:p text:style-name="Definition_20_Definition_20_Tight"><text:a xlink:type="simple" xlink:href="http://www.shu.ac.uk/prospectus/course/1129/" office:name=""><text:span text:style-name="Definition"><text:span text:style-name="T141">BSc,</text:span><text:span text:style-name="T142"> </text:span><text:span text:style-name="T143">Computer</text:span><text:span text:style-name="T144"> </text:span><text:span text:style-name="T145">Networks</text:span></text:span></text:a> <text:span text:style-name="T146">(1:1,</text:span><text:span text:style-name="T147"> </text:span><text:span text:style-name="T148">First</text:span><text:span text:style-name="T149"> </text:span><text:span text:style-name="T150">Class</text:span><text:span text:style-name="T151"> </text:span><text:span text:style-name="T152">Honours)</text:span>, <text:a xlink:type="simple" xlink:href="https://www.shu.ac.uk/" office:name=""><text:span text:style-name="Definition">Sheffield Hallam University</text:span></text:a>, Sheffield, England</text:p>
      <text:p text:style-name="Definition_20_Term_20_Tight"><text:span text:style-name="T153">Jul</text:span> <text:span text:style-name="T154">2000</text:span> - <text:span text:style-name="T155">Mar</text:span> <text:span text:style-name="T156">2001</text:span></text:p>
      <text:p text:style-name="Definition_20_Definition_20_Tight"><text:span text:style-name="T157">BSc</text:span><text:span text:style-name="T158"> </text:span><text:span text:style-name="T159">(Hons.)</text:span><text:span text:style-name="T160"> </text:span><text:span text:style-name="T161">Computer</text:span><text:span text:style-name="T162"> </text:span><text:span text:style-name="T163">Science,</text:span><text:span text:style-name="T164"> </text:span><text:span text:style-name="T165">Mathematics,</text:span><text:span text:style-name="T166"> </text:span><text:span text:style-name="T167">Physics</text:span> <text:span text:style-name="T168">(Discontinued)</text:span>, <text:a xlink:type="simple" xlink:href="http://www.sjc.ac.in" office:name=""><text:span text:style-name="Definition">St. Joseph's College of Science and Arts</text:span></text:a>, Bangalore, India</text:p>
      <text:h text:style-name="Heading_20_3" text:outline-level="3">Courses and Qualifications</text:h>
      <text:list text:style-name="L6">
        <text:list-item>
          <text:p text:style-name="P6"><text:a xlink:type="simple" xlink:href="http://training.citrix.com/mod/ctxcatalog/course.php?id=497" office:name=""><text:span text:style-name="Definition">Citrix NetScaler - Essentials, Networking and Administration</text:span></text:a>, <text:span text:style-name="T169">Jun</text:span><text:span text:style-name="T170"> </text:span><text:span text:style-name="T171">2012</text:span></text:p>
        </text:list-item>
        <text:list-item>
          <text:p text:style-name="P6"><text:a xlink:type="simple" xlink:href="https://www.cbtnuggets.com/it-training/cisco-642-901-ccnp-bsci" office:name=""><text:span text:style-name="Definition">Building Scalable Cisco Internetworks (CCNP BSCI)</text:span></text:a>, <text:span text:style-name="T172">Feb</text:span><text:span text:style-name="T173"> </text:span><text:span text:style-name="T174">2004</text:span></text:p>
        </text:list-item>
        <text:list-item>
          <text:p text:style-name="P6"><text:a xlink:type="simple" xlink:href="http://www.cisco.com/web/learning/exams/list/ccna_composite.html#~Topics" office:name=""><text:span text:style-name="Definition">Cisco Certified Network Associate (CCNA)</text:span></text:a>, <text:span text:style-name="T175">Mar</text:span><text:span text:style-name="T176"> </text:span><text:span text:style-name="T177">2003</text:span></text:p>
        </text:list-item>
        <text:list-item>
          <text:p text:style-name="P6"><text:a xlink:type="simple" xlink:href="https://web.archive.org/web/20081222080658/http://www.microsoft.com/learning/en/us/exams/70-217.mspx#EHE" office:name=""><text:span text:style-name="Definition">Implementing &amp; Administering a Microsoft Windows 2000 Directory Services Infrastructure</text:span></text:a>, <text:span text:style-name="T178">Apr</text:span><text:span text:style-name="T179"> </text:span><text:span text:style-name="T180">2003</text:span></text:p>
        </text:list-item>
        <text:list-item>
          <text:p text:style-name="P6"><text:a xlink:type="simple" xlink:href="https://web.archive.org/web/20141221185633/https://www.microsoft.com/learning/en/us/exams/70-216.mspx#E3E" office:name=""><text:span text:style-name="Definition">Implementing &amp; Administering a Microsoft Windows 2000 Network Infrastructure</text:span></text:a>, <text:span text:style-name="T181">Apr</text:span><text:span text:style-name="T182"> </text:span><text:span text:style-name="T183">2003</text:span></text:p>
        </text:list-item>
        <text:list-item>
          <text:p text:style-name="P6"><text:a xlink:type="simple" xlink:href="https://web.archive.org/web/20141221185902/https://www.microsoft.com/learning/en/us/exams/70-215.mspx#E3E" office:name=""><text:span text:style-name="Definition">Administering Windows 2000 Server</text:span></text:a>, Microsoft Certified Professional (MCP) <text:span text:style-name="T184">Mar</text:span><text:span text:style-name="T185"> </text:span><text:span text:style-name="T186">2003</text:span></text:p>
        </text:list-item>
        <text:list-item>
          <text:p text:style-name="P6"><text:a xlink:type="simple" xlink:href="https://web.archive.org/web/20141221190036/https://www.microsoft.com/learning/en/us/exams/70-210.mspx#ECF" office:name=""><text:span text:style-name="Definition">Administering Windows 2000 Professional</text:span></text:a>, Microsoft Certified Professional (MCP) <text:span text:style-name="T187">Mar</text:span><text:span text:style-name="T188"> </text:span><text:span text:style-name="T189">2003</text:span></text:p>
        </text:list-item>
        <text:list-item>
          <text:p text:style-name="P6"><text:a xlink:type="simple" xlink:href="http://certification.comptia.org/certifications/network" office:name=""><text:span text:style-name="Definition">Network Infrastructure Administration, CompTIA® Network+ Certified Professional</text:span></text:a>, <text:span text:style-name="T190">Feb</text:span><text:span text:style-name="T191"> </text:span><text:span text:style-name="T192">2003</text:span></text:p>
        </text:list-item>
        <text:list-item>
          <text:p text:style-name="P6"><text:a xlink:type="simple" xlink:href="http://certification.comptia.org/certifications/a" office:name=""><text:span text:style-name="Definition">Hardware and Software Essentials, CompTIA® A+ Certified Professional</text:span></text:a>, <text:span text:style-name="T193">Nov</text:span><text:span text:style-name="T194"> </text:span><text:span text:style-name="T195">2002</text:span></text:p>
        </text:list-item>
        <text:list-item>
          <text:p text:style-name="P6">Advanced Java, Network Programming using EJB, Servlets/RMI, JDBC/SQL, <text:span text:style-name="T196">Jul</text:span><text:span text:style-name="T197"> </text:span><text:span text:style-name="T198">2001</text:span></text:p>
        </text:list-item>
        <text:list-item>
          <text:p text:style-name="P6">Web Design using Microsoft FrontPage 2000, HTML, VBScript and Javascript, <text:span text:style-name="T199">Jan</text:span><text:span text:style-name="T200"> </text:span><text:span text:style-name="T201">2001</text:span></text:p>
        </text:list-item>
        <text:list-item>
          <text:p text:style-name="P6">Procedural Programming with ANSI C, <text:span text:style-name="T202">May</text:span><text:span text:style-name="T203"> </text:span><text:span text:style-name="T204">1999</text:span></text:p>
        </text:list-item>
      </text:list>
      <text:h text:style-name="Heading_20_3" text:outline-level="3">Professional Membership</text:h>
      <text:p text:style-name="Definition_20_Term_20_Tight"><text:span text:style-name="T205">Jul</text:span> <text:span text:style-name="T206">2010</text:span> - <text:span text:style-name="T207">Present</text:span></text:p>
      <text:p text:style-name="Definition_20_Definition_20_Tight"><text:a xlink:type="simple" xlink:href="https://www.theiet.org/" office:name=""><text:span text:style-name="Definition">The Institution of Engineering and Technology (IET)</text:span></text:a> <text:span text:style-name="T208">(Graduate</text:span><text:span text:style-name="T209"> </text:span><text:span text:style-name="T210">Member)</text:span></text:p>
      <text:p text:style-name="Definition_20_Term_20_Tight"><text:span text:style-name="T211">Dec</text:span> <text:span text:style-name="T212">2008</text:span> - <text:span text:style-name="T213">Present</text:span></text:p>
      <text:p text:style-name="Definition_20_Definition_20_Tight"><text:a xlink:type="simple" xlink:href="https://bcs.org" office:name=""><text:span text:style-name="Definition">British Computer Society (BCS)</text:span></text:a> <text:span text:style-name="T214">(Member)</text:span></text:p>
      <text:p text:style-name="Definition_20_Term_20_Tight"><text:span text:style-name="T215">Jan</text:span> <text:span text:style-name="T216">2008</text:span> - <text:span text:style-name="T217">May</text:span><text:span text:style-name="T218"> </text:span><text:span text:style-name="T219">2012</text:span></text:p>
      <text:p text:style-name="Definition_20_Definition_20_Tight"><text:a xlink:type="simple" xlink:href="https://microsoft-itcouncil.com/" office:name=""><text:span text:style-name="Definition">Microsoft IT Advisory Council (ITAC)</text:span></text:a> <text:span text:style-name="T220">(Member)</text:span></text:p>
      <text:h text:style-name="Heading_20_3" text:outline-level="3">Languages</text:h>
      <text:p text:style-name="First_20_paragraph">English (Fluent), French (Limited Proficiency), Slovak (Basic)</text:p>
      <text:h text:style-name="Heading_20_3" text:outline-level="3">Hobbies and Interests</text:h>
      <text:p text:style-name="First_20_paragraph">Travel, Exploring • Outdoors • Music, Guitar • Badminton, Table Tennis • Amateur Photography • Tech. news, conferences, events • <text:a xlink:type="simple" xlink:href="https://freenode.net/" office:name=""><text:span text:style-name="Definition">#freenode</text:span></text:a> IRC OpenSource Community • Hacking <text:a xlink:type="simple" xlink:href="https://www.raspbian.org/" office:name=""><text:span text:style-name="Definition">Debian/Raspberry Pi</text:span></text:a> for fun</text:p>
      <text:h text:style-name="Heading_20_3" text:outline-level="3">Personal Details</text:h>
      <text:p text:style-name="Definition_20_Term_20_Tight">Telephone</text:p>
      <text:p text:style-name="Definition_20_Definition_20_Tight">+421 948 140 290 <text:span text:style-name="T221">(SK)</text:span>; +44 7904 190 550 <text:span text:style-name="T222">(UK)</text:span></text:p>
      <text:p text:style-name="Definition_20_Term_20_Tight">Email</text:p>
      <text:p text:style-name="Definition_20_Definition_20_Tight"><text:a xlink:type="simple" xlink:href="mailto:s.bhooshi@gmail.com" office:name=""><text:span text:style-name="Definition">s.bhooshi@gmail.com</text:span></text:a></text:p>
      <text:p text:style-name="Definition_20_Term_20_Tight">Address</text:p>
      <text:p text:style-name="Definition_20_Definition_20_Tight"><text:a xlink:type="simple" xlink:href="https://www.google.co.uk/maps?q=92,+Kosicka+52/A,+Bratislava,+82108" office:name=""><text:span text:style-name="Definition">92, Kosicka 52/A, Bratislava, 821 08</text:span></text:a></text:p>
      <text:p text:style-name="Definition_20_Term_20_Tight">Date of birth</text:p>
      <text:p text:style-name="Definition_20_Definition_20_Tight">08 Jan, 1983 (60645.32)</text:p>
      <text:p text:style-name="Definition_20_Term_20_Tight">Nationality</text:p>
      <text:p text:style-name="Definition_20_Definition_20_Tight">British</text:p>
      <text:h text:style-name="Heading_20_3" text:outline-level="3">Download</text:h>
      <text:p text:style-name="Definition_20_Term_20_Tight"><text:span text:style-name="T223">PDF</text:span><text:span text:style-name="T224"> </text:span><text:span text:style-name="T225">Version</text:span></text:p>
      <text:p text:style-name="Definition_20_Definition_20_Tight"><text:a xlink:type="simple" xlink:href="http://shalomb.github.io/cv/cv.pdf" office:name=""><text:span text:style-name="Definition">shalom_bhooshi-resume.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halom Bhooshi</dc:title>
  </office:meta>
</office:document-meta>
</file>